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2bf6" officeooo:paragraph-rsid="00142bf6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86856a" officeooo:paragraph-rsid="0086856a" style:font-size-asian="24pt" style:font-weight-asian="bold" style:font-size-complex="24pt" style:font-weight-complex="bold"/>
    </style:style>
    <style:style style:name="P3" style:family="paragraph" style:parent-style-name="Text_20_body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officeooo:paragraph-rsid="0098c840"/>
    </style:style>
    <style:style style:name="P4" style:family="paragraph" style:parent-style-name="Text_20_body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officeooo:paragraph-rsid="008cb3cb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8ab9bc" officeooo:paragraph-rsid="0098c84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Contents_20_1">
      <style:paragraph-properties>
        <style:tab-stops>
          <style:tab-stop style:position="7.4374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409in" style:type="right" style:leader-style="dotted" style:leader-text="."/>
        </style:tab-stops>
      </style:paragraph-properties>
    </style:style>
    <style:style style:name="P8" style:family="paragraph" style:parent-style-name="Text_20_body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c22acf" officeooo:paragraph-rsid="0121205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Contents_20_1">
      <style:paragraph-properties>
        <style:tab-stops>
          <style:tab-stop style:position="7.4374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409in" style:type="right" style:leader-style="dotted" style:leader-text="."/>
        </style:tab-stops>
      </style:paragraph-properties>
    </style:style>
    <style:style style:name="P11" style:family="paragraph" style:parent-style-name="Heading_20_1" style:master-page-name="">
      <loext:graphic-properties draw:fill="none"/>
      <style:paragraph-properties fo:margin-left="0.3752in" fo:margin-right="0in" fo:margin-top="0.1665in" fo:margin-bottom="0.0835in" style:contextual-spacing="false" fo:text-indent="-0.3752in" style:auto-text-indent="false" style:page-number="auto" fo:break-before="page" fo:background-color="transparent" fo:keep-with-next="always">
        <style:tab-stops>
          <style:tab-stop style:position="0.25in"/>
        </style:tab-stops>
      </style:paragraph-properties>
      <style:text-properties officeooo:paragraph-rsid="0117d95e"/>
    </style:style>
    <style:style style:name="P12" style:family="paragraph" style:parent-style-name="Heading_20_1" style:master-page-name="">
      <loext:graphic-properties draw:fill="none"/>
      <style:paragraph-properties fo:margin-left="0.3752in" fo:margin-right="0in" fo:margin-top="0.1665in" fo:margin-bottom="0.0835in" style:contextual-spacing="false" fo:text-indent="-0.3752in" style:auto-text-indent="false" style:page-number="auto" fo:break-before="page" fo:background-color="transparent" fo:keep-with-next="always">
        <style:tab-stops>
          <style:tab-stop style:position="0.25in"/>
        </style:tab-stops>
      </style:paragraph-properties>
      <style:text-properties officeooo:paragraph-rsid="008ab9bc"/>
    </style:style>
    <style:style style:name="P13" style:family="paragraph" style:parent-style-name="Heading_20_1" style:master-page-name="">
      <loext:graphic-properties draw:fill="none"/>
      <style:paragraph-properties fo:margin-left="0.3752in" fo:margin-right="0in" fo:margin-top="0.1665in" fo:margin-bottom="0.0835in" style:contextual-spacing="false" fo:text-indent="-0.3752in" style:auto-text-indent="false" style:page-number="auto" fo:break-before="page" fo:background-color="transparent" fo:keep-with-next="always">
        <style:tab-stops>
          <style:tab-stop style:position="0.25in"/>
        </style:tab-stops>
      </style:paragraph-properties>
      <style:text-properties officeooo:paragraph-rsid="008e88b3"/>
    </style:style>
    <style:style style:name="P14" style:family="paragraph" style:parent-style-name="Heading_20_1" style:master-page-name="">
      <loext:graphic-properties draw:fill="none"/>
      <style:paragraph-properties fo:margin-left="0.3752in" fo:margin-right="0in" fo:margin-top="0.1665in" fo:margin-bottom="0.0835in" style:contextual-spacing="false" fo:text-indent="-0.3752in" style:auto-text-indent="false" style:page-number="auto" fo:break-before="page" fo:background-color="transparent" fo:keep-with-next="always">
        <style:tab-stops>
          <style:tab-stop style:position="0.25in"/>
        </style:tab-stops>
      </style:paragraph-properties>
      <style:text-properties officeooo:paragraph-rsid="00e26d5c"/>
    </style:style>
    <style:style style:name="P15" style:family="paragraph" style:parent-style-name="Heading_20_1" style:master-page-name="">
      <loext:graphic-properties draw:fill="none"/>
      <style:paragraph-properties fo:margin-left="0.3752in" fo:margin-right="0in" fo:margin-top="0.1665in" fo:margin-bottom="0.0835in" style:contextual-spacing="false" fo:text-indent="-0.3752in" style:auto-text-indent="false" style:page-number="auto" fo:break-before="page" fo:background-color="transparent" fo:keep-with-next="always">
        <style:tab-stops>
          <style:tab-stop style:position="0.25in"/>
        </style:tab-stops>
      </style:paragraph-properties>
      <style:text-properties officeooo:paragraph-rsid="00e7d144"/>
    </style:style>
    <style:style style:name="P16" style:family="paragraph" style:parent-style-name="Heading_20_1" style:master-page-name="">
      <loext:graphic-properties draw:fill="none"/>
      <style:paragraph-properties fo:margin-left="0.3752in" fo:margin-right="0in" fo:margin-top="0.1665in" fo:margin-bottom="0.0835in" style:contextual-spacing="false" fo:text-indent="-0.3752in" style:auto-text-indent="false" style:page-number="auto" fo:break-before="page" fo:background-color="transparent" fo:keep-with-next="always">
        <style:tab-stops>
          <style:tab-stop style:position="0.25in"/>
        </style:tab-stops>
      </style:paragraph-properties>
      <style:text-properties fo:font-weight="normal" officeooo:rsid="012747ca" officeooo:paragraph-rsid="012747ca" style:font-weight-asian="normal" style:font-weight-complex="normal"/>
    </style:style>
    <style:style style:name="P17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117d95e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c64cd8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c588f0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8e88b3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e26d5c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ef66cc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12747ca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Heading_20_2">
      <loext:graphic-properties draw:fill="none"/>
      <style:paragraph-properties fo:margin-left="0.5618in" fo:margin-right="0in" fo:margin-top="0.139in" fo:margin-bottom="0.0835in" style:contextual-spacing="false" fo:text-indent="-0.5618in" style:auto-text-indent="false" fo:background-color="transparent" fo:keep-with-next="always">
        <style:tab-stops/>
      </style:paragraph-properties>
      <style:text-properties officeooo:paragraph-rsid="008ab9bc"/>
    </style:style>
    <style:style style:name="P25" style:family="paragraph" style:parent-style-name="Heading_20_2">
      <loext:graphic-properties draw:fill="none"/>
      <style:paragraph-properties fo:margin-left="0.5618in" fo:margin-right="0in" fo:margin-top="0.139in" fo:margin-bottom="0.0835in" style:contextual-spacing="false" fo:text-indent="-0.5618in" style:auto-text-indent="false" fo:background-color="transparent">
        <style:tab-stops/>
      </style:paragraph-properties>
      <style:text-properties officeooo:paragraph-rsid="00e7d144"/>
    </style:style>
    <style:style style:name="P26" style:family="paragraph" style:parent-style-name="Heading_20_2">
      <loext:graphic-properties draw:fill="none"/>
      <style:paragraph-properties fo:margin-left="0.5618in" fo:margin-right="0in" fo:margin-top="0.139in" fo:margin-bottom="0.0835in" style:contextual-spacing="false" fo:text-indent="-0.5618in" style:auto-text-indent="false" fo:background-color="transparent">
        <style:tab-stops/>
      </style:paragraph-properties>
      <style:text-properties officeooo:paragraph-rsid="01077e33"/>
    </style:style>
    <style:style style:name="P27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rsid="008cb3cb" officeooo:paragraph-rsid="00b0d39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ab9bc" officeooo:paragraph-rsid="0117d95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ab9bc" officeooo:paragraph-rsid="0121205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ab9bc" officeooo:paragraph-rsid="008e88b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ab9bc" officeooo:paragraph-rsid="00930106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ab9bc" officeooo:paragraph-rsid="009aa47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ab9bc" officeooo:paragraph-rsid="00e46b0b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ab9bc" officeooo:paragraph-rsid="00ef66cc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ab9bc" officeooo:paragraph-rsid="010eee1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ab9bc" officeooo:paragraph-rsid="012747ca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118e4f2" officeooo:paragraph-rsid="0118e4f2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119bce2" officeooo:paragraph-rsid="0119bce2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11b62d1" officeooo:paragraph-rsid="011b62d1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b23cf8" officeooo:paragraph-rsid="0117d95e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b23cf8" officeooo:paragraph-rsid="01212053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1205fbb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117d95e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1205fbb" officeooo:paragraph-rsid="01205fbb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dcc418" officeooo:paragraph-rsid="01212053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b36a66" officeooo:paragraph-rsid="01212053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b5dee0" officeooo:paragraph-rsid="01212053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c688fe" officeooo:paragraph-rsid="00c688fe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d3fa3b" officeooo:paragraph-rsid="00d3fa3b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b54177" officeooo:paragraph-rsid="00c588f0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c9d78b" officeooo:paragraph-rsid="00c9d78b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c588f0" officeooo:paragraph-rsid="00c588f0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c588f0" officeooo:paragraph-rsid="00c9d78b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10bc45e" officeooo:paragraph-rsid="010bc45e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cb3cb" officeooo:paragraph-rsid="008e88b3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e46b0b" officeooo:paragraph-rsid="00e46b0b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e46b0b" officeooo:paragraph-rsid="012747ca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e6321c" officeooo:paragraph-rsid="00e6321c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f28a7a" officeooo:paragraph-rsid="00f28a7a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109d2a3" officeooo:paragraph-rsid="011555c3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officeooo:paragraph-rsid="008e88b3"/>
    </style:style>
    <style:style style:name="P62" style:family="paragraph" style:parent-style-name="Heading_20_3">
      <loext:graphic-properties draw:fill="none" draw:fill-hatch-name="hatch"/>
      <style:paragraph-properties fo:margin-left="0in" fo:margin-right="0in" fo:margin-top="0.1201in" fo:margin-bottom="0.0598in" style:contextual-spacing="false" fo:text-indent="0in" style:auto-text-indent="false" fo:background-color="transparent">
        <style:tab-stops/>
      </style:paragraph-properties>
      <style:text-properties officeooo:rsid="00142bf6" officeooo:paragraph-rsid="011555c3"/>
    </style:style>
    <style:style style:name="P63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1211013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117d95e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ab9bc" officeooo:paragraph-rsid="01212053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c688fe" officeooo:paragraph-rsid="00d3fa3b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c688fe" officeooo:paragraph-rsid="00d8518b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c688fe" officeooo:paragraph-rsid="00d881a0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b54177" officeooo:paragraph-rsid="00d3fa3b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Heading_20_4" style:master-page-name="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rsid="00a1c2ae" officeooo:paragraph-rsid="00a1c2ae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a1c2ae" officeooo:paragraph-rsid="00a35692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44043" officeooo:paragraph-rsid="00944043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Heading_20_4" style:master-page-name="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rsid="00f7175b" officeooo:paragraph-rsid="00f7175b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f883ec" officeooo:paragraph-rsid="00fc56f2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552e5" officeooo:paragraph-rsid="009552e5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Heading_20_4" style:master-page-name="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rsid="0095d9e9" officeooo:paragraph-rsid="0095d9e9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5d9e9" officeooo:paragraph-rsid="0095d9e9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5d9e9" officeooo:paragraph-rsid="0095df06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5d9e9" officeooo:paragraph-rsid="009aa471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5d9e9" officeooo:paragraph-rsid="0098c840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aa471" officeooo:paragraph-rsid="009aa471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91d74" officeooo:paragraph-rsid="00991d74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9f4f3" officeooo:paragraph-rsid="00a90f07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a51fd" officeooo:paragraph-rsid="009a51fd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eb0544" officeooo:paragraph-rsid="00eb0544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a90f07" officeooo:paragraph-rsid="00a90f07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a90f07" officeooo:paragraph-rsid="00ee8990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a0306b" officeooo:paragraph-rsid="00a0306b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ab73f9" officeooo:paragraph-rsid="00abc345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ab73f9" officeooo:paragraph-rsid="00ab73f9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ebfc3" officeooo:paragraph-rsid="009ebfc3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fddf1f" officeooo:paragraph-rsid="00fddf1f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ffd32a" officeooo:paragraph-rsid="00ffd32a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a43695" officeooo:paragraph-rsid="00a43695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1260946" officeooo:paragraph-rsid="01260946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e6321c" officeooo:paragraph-rsid="00ee899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ab9bc" style:font-style-asian="italic" style:font-style-complex="italic"/>
    </style:style>
    <style:style style:name="T3" style:family="text">
      <style:text-properties fo:font-style="italic" officeooo:rsid="0095df06" style:font-style-asian="italic" style:font-style-complex="italic"/>
    </style:style>
    <style:style style:name="T4" style:family="text">
      <style:text-properties fo:font-style="italic" officeooo:rsid="0098c840" style:font-style-asian="italic" style:font-style-complex="italic"/>
    </style:style>
    <style:style style:name="T5" style:family="text">
      <style:text-properties fo:font-style="italic" officeooo:rsid="009aa471" style:font-style-asian="italic" style:font-style-complex="italic"/>
    </style:style>
    <style:style style:name="T6" style:family="text">
      <style:text-properties fo:font-style="italic" officeooo:rsid="00b3cf21" style:font-style-asian="italic" style:font-style-complex="italic"/>
    </style:style>
    <style:style style:name="T7" style:family="text">
      <style:text-properties fo:font-style="italic" officeooo:rsid="00bcc007" style:font-style-asian="italic" style:font-style-complex="italic"/>
    </style:style>
    <style:style style:name="T8" style:family="text">
      <style:text-properties fo:font-style="italic" officeooo:rsid="00c50d2e" style:font-style-asian="italic" style:font-style-complex="italic"/>
    </style:style>
    <style:style style:name="T9" style:family="text">
      <style:text-properties fo:font-style="italic" officeooo:rsid="00c9d78b" style:font-style-asian="italic" style:font-style-complex="italic"/>
    </style:style>
    <style:style style:name="T10" style:family="text">
      <style:text-properties fo:font-style="italic" officeooo:rsid="00d10bd5" style:font-style-asian="italic" style:font-style-complex="italic"/>
    </style:style>
    <style:style style:name="T11" style:family="text">
      <style:text-properties fo:font-style="italic" officeooo:rsid="010bcbab" style:font-style-asian="italic" style:font-style-complex="italic"/>
    </style:style>
    <style:style style:name="T12" style:family="text">
      <style:text-properties fo:font-style="italic" officeooo:rsid="01144ab2" style:font-style-asian="italic" style:font-style-complex="italic"/>
    </style:style>
    <style:style style:name="T13" style:family="text">
      <style:text-properties fo:font-style="italic" officeooo:rsid="011555c3" style:font-style-asian="italic" style:font-style-complex="italic"/>
    </style:style>
    <style:style style:name="T14" style:family="text">
      <style:text-properties fo:font-style="italic" officeooo:rsid="00b36a66" style:font-style-asian="italic" style:font-style-complex="italic"/>
    </style:style>
    <style:style style:name="T15" style:family="text">
      <style:text-properties fo:font-style="italic" fo:font-weight="bold" officeooo:rsid="00acec71" style:font-style-asian="italic" style:font-weight-asian="bold" style:font-style-complex="italic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8ab9bc" style:font-weight-asian="bold" style:font-weight-complex="bold"/>
    </style:style>
    <style:style style:name="T18" style:family="text">
      <style:text-properties fo:font-weight="bold" officeooo:rsid="008e88b3" style:font-weight-asian="bold" style:font-weight-complex="bold"/>
    </style:style>
    <style:style style:name="T19" style:family="text">
      <style:text-properties fo:font-weight="bold" officeooo:rsid="00b36a66" style:font-weight-asian="bold" style:font-weight-complex="bold"/>
    </style:style>
    <style:style style:name="T20" style:family="text">
      <style:text-properties fo:font-weight="bold" officeooo:rsid="00e26d5c" style:font-weight-asian="bold" style:font-weight-complex="bold"/>
    </style:style>
    <style:style style:name="T21" style:family="text">
      <style:text-properties fo:font-weight="bold" officeooo:rsid="00e7d144" style:font-weight-asian="bold" style:font-weight-complex="bold"/>
    </style:style>
    <style:style style:name="T22" style:family="text">
      <style:text-properties fo:font-weight="bold" officeooo:rsid="0117d95e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8ab9bc"/>
    </style:style>
    <style:style style:name="T25" style:family="text">
      <style:text-properties fo:font-size="12pt" officeooo:rsid="008ab9bc" style:font-size-asian="12pt" style:font-size-complex="12pt"/>
    </style:style>
    <style:style style:name="T26" style:family="text">
      <style:text-properties fo:font-size="12pt" officeooo:rsid="00b0d39f" style:font-size-asian="12pt" style:font-size-complex="12pt"/>
    </style:style>
    <style:style style:name="T27" style:family="text">
      <style:text-properties fo:font-size="12pt" officeooo:rsid="00c588f0" style:font-size-asian="12pt" style:font-size-complex="12pt"/>
    </style:style>
    <style:style style:name="T28" style:family="text">
      <style:text-properties fo:font-size="12pt" fo:font-style="italic" officeooo:rsid="00c588f0" style:font-size-asian="12pt" style:font-style-asian="italic" style:font-size-complex="12pt" style:font-style-complex="italic"/>
    </style:style>
    <style:style style:name="T29" style:family="text">
      <style:text-properties officeooo:rsid="008ffce0"/>
    </style:style>
    <style:style style:name="T30" style:family="text">
      <style:text-properties officeooo:rsid="00930106"/>
    </style:style>
    <style:style style:name="T31" style:family="text">
      <style:text-properties officeooo:rsid="0095d9e9"/>
    </style:style>
    <style:style style:name="T32" style:family="text">
      <style:text-properties officeooo:rsid="0095df06"/>
    </style:style>
    <style:style style:name="T33" style:family="text">
      <style:text-properties officeooo:rsid="009a51fd"/>
    </style:style>
    <style:style style:name="T34" style:family="text">
      <style:text-properties officeooo:rsid="00a7a5d0"/>
    </style:style>
    <style:style style:name="T35" style:family="text">
      <style:text-properties officeooo:rsid="00abc345"/>
    </style:style>
    <style:style style:name="T36" style:family="text">
      <style:text-properties officeooo:rsid="00acec71"/>
    </style:style>
    <style:style style:name="T37" style:family="text">
      <style:text-properties officeooo:rsid="00aec7cf"/>
    </style:style>
    <style:style style:name="T38" style:family="text">
      <style:text-properties officeooo:rsid="00b04276"/>
    </style:style>
    <style:style style:name="T39" style:family="text">
      <style:text-properties officeooo:rsid="00b0d39f"/>
    </style:style>
    <style:style style:name="T40" style:family="text">
      <style:text-properties officeooo:rsid="00b3cf21"/>
    </style:style>
    <style:style style:name="T41" style:family="text">
      <style:text-properties officeooo:rsid="00beb2d7"/>
    </style:style>
    <style:style style:name="T42" style:family="text">
      <style:text-properties officeooo:rsid="00c22acf"/>
    </style:style>
    <style:style style:name="T43" style:family="text">
      <style:text-properties officeooo:rsid="00c3af7a"/>
    </style:style>
    <style:style style:name="T44" style:family="text">
      <style:text-properties officeooo:rsid="00c50d2e"/>
    </style:style>
    <style:style style:name="T45" style:family="text">
      <style:text-properties officeooo:rsid="00c9d78b"/>
    </style:style>
    <style:style style:name="T46" style:family="text">
      <style:text-properties officeooo:rsid="00d10bd5"/>
    </style:style>
    <style:style style:name="T47" style:family="text">
      <style:text-properties officeooo:rsid="00d155a1"/>
    </style:style>
    <style:style style:name="T48" style:family="text">
      <style:text-properties officeooo:rsid="00d29e66"/>
    </style:style>
    <style:style style:name="T49" style:family="text">
      <style:text-properties officeooo:rsid="00d687b2"/>
    </style:style>
    <style:style style:name="T50" style:family="text">
      <style:text-properties officeooo:rsid="00d8518b"/>
    </style:style>
    <style:style style:name="T51" style:family="text">
      <style:text-properties officeooo:rsid="00d881a0"/>
    </style:style>
    <style:style style:name="T52" style:family="text">
      <style:text-properties officeooo:rsid="00d989f3"/>
    </style:style>
    <style:style style:name="T53" style:family="text">
      <style:text-properties officeooo:rsid="00dc29da"/>
    </style:style>
    <style:style style:name="T54" style:family="text">
      <style:text-properties officeooo:rsid="00dd79aa"/>
    </style:style>
    <style:style style:name="T55" style:family="text">
      <style:text-properties officeooo:rsid="00ddeca7"/>
    </style:style>
    <style:style style:name="T56" style:family="text">
      <style:text-properties officeooo:rsid="00de694b"/>
    </style:style>
    <style:style style:name="T57" style:family="text">
      <style:text-properties officeooo:rsid="00deb8fa"/>
    </style:style>
    <style:style style:name="T58" style:family="text">
      <style:text-properties officeooo:rsid="00df4aa7"/>
    </style:style>
    <style:style style:name="T59" style:family="text">
      <style:text-properties officeooo:rsid="00e0c750"/>
    </style:style>
    <style:style style:name="T60" style:family="text">
      <style:text-properties officeooo:rsid="00e46b0b"/>
    </style:style>
    <style:style style:name="T6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2" style:family="text">
      <style:text-properties fo:font-size="16pt" fo:font-style="normal" fo:font-weight="normal" officeooo:rsid="00f6e9c3" style:font-size-asian="16pt" style:font-style-asian="normal" style:font-weight-asian="normal" style:font-size-complex="16pt" style:font-style-complex="normal" style:font-weight-complex="normal"/>
    </style:style>
    <style:style style:name="T63" style:family="text">
      <style:text-properties fo:font-size="16pt" fo:font-style="normal" fo:font-weight="normal" officeooo:rsid="01077e33" style:font-size-asian="16pt" style:font-style-asian="normal" style:font-weight-asian="normal" style:font-size-complex="16pt" style:font-style-complex="normal" style:font-weight-complex="normal"/>
    </style:style>
    <style:style style:name="T64" style:family="text">
      <style:text-properties fo:font-size="16pt" fo:font-style="normal" fo:font-weight="normal" officeooo:rsid="01092f44" style:font-size-asian="16pt" style:font-style-asian="normal" style:font-weight-asian="normal" style:font-size-complex="16pt" style:font-style-complex="normal" style:font-weight-complex="normal"/>
    </style:style>
    <style:style style:name="T65" style:family="text">
      <style:text-properties fo:font-size="16pt" fo:font-style="normal" fo:font-weight="normal" officeooo:rsid="00b0d39f" style:font-size-asian="16pt" style:font-style-asian="normal" style:font-weight-asian="normal" style:font-size-complex="16pt" style:font-style-complex="normal" style:font-weight-complex="normal"/>
    </style:style>
    <style:style style:name="T66" style:family="text">
      <style:text-properties officeooo:rsid="00eb0544"/>
    </style:style>
    <style:style style:name="T67" style:family="text">
      <style:text-properties officeooo:rsid="00e6321c"/>
    </style:style>
    <style:style style:name="T68" style:family="text">
      <style:text-properties officeooo:rsid="00f11bf0"/>
    </style:style>
    <style:style style:name="T69" style:family="text">
      <style:text-properties officeooo:rsid="00f415a1"/>
    </style:style>
    <style:style style:name="T70" style:family="text">
      <style:text-properties officeooo:rsid="00f5aeb2"/>
    </style:style>
    <style:style style:name="T71" style:family="text">
      <style:text-properties officeooo:rsid="00f94c30"/>
    </style:style>
    <style:style style:name="T72" style:family="text">
      <style:text-properties officeooo:rsid="0101bea4"/>
    </style:style>
    <style:style style:name="T73" style:family="text">
      <style:text-properties officeooo:rsid="0101e461"/>
    </style:style>
    <style:style style:name="T74" style:family="text">
      <style:text-properties officeooo:rsid="010388b0"/>
    </style:style>
    <style:style style:name="T75" style:family="text">
      <style:text-properties officeooo:rsid="010bcbab"/>
    </style:style>
    <style:style style:name="T76" style:family="text">
      <style:text-properties officeooo:rsid="010ee313"/>
    </style:style>
    <style:style style:name="T77" style:family="text">
      <style:text-properties officeooo:rsid="010f5d37"/>
    </style:style>
    <style:style style:name="T78" style:family="text">
      <style:text-properties officeooo:rsid="0110b164"/>
    </style:style>
    <style:style style:name="T79" style:family="text">
      <style:text-properties officeooo:rsid="0110cf1a"/>
    </style:style>
    <style:style style:name="T80" style:family="text">
      <style:text-properties officeooo:rsid="01127bc1"/>
    </style:style>
    <style:style style:name="T81" style:family="text">
      <style:text-properties officeooo:rsid="01133838"/>
    </style:style>
    <style:style style:name="T82" style:family="text">
      <style:text-properties officeooo:rsid="01144ab2"/>
    </style:style>
    <style:style style:name="T83" style:family="text">
      <style:text-properties officeooo:rsid="011544ff"/>
    </style:style>
    <style:style style:name="T84" style:family="text">
      <style:text-properties officeooo:rsid="011555c3"/>
    </style:style>
    <style:style style:name="T85" style:family="text">
      <style:text-properties officeooo:rsid="0118e4f2"/>
    </style:style>
    <style:style style:name="T86" style:family="text">
      <style:text-properties officeooo:rsid="011e97d7"/>
    </style:style>
    <style:style style:name="T87" style:family="text">
      <style:text-properties officeooo:rsid="011fad63"/>
    </style:style>
    <style:style style:name="T88" style:family="text">
      <style:text-properties officeooo:rsid="011fcf4f"/>
    </style:style>
    <style:style style:name="T89" style:family="text">
      <style:text-properties officeooo:rsid="01205fbb"/>
    </style:style>
    <style:style style:name="T90" style:family="text">
      <style:text-properties officeooo:rsid="01211013"/>
    </style:style>
    <style:style style:name="T91" style:family="text">
      <style:text-properties officeooo:rsid="00b36a66"/>
    </style:style>
    <style:style style:name="T92" style:family="text">
      <style:text-properties officeooo:rsid="008cb3cb"/>
    </style:style>
    <style:style style:name="T93" style:family="text">
      <style:text-properties officeooo:rsid="00b5dee0"/>
    </style:style>
    <style:style style:name="T94" style:family="text">
      <style:text-properties officeooo:rsid="00c64cd8"/>
    </style:style>
    <style:style style:name="T95" style:family="text">
      <style:text-properties officeooo:rsid="012526d3"/>
    </style:style>
    <style:style style:name="T96" style:family="text">
      <style:text-properties officeooo:rsid="01257be0"/>
    </style:style>
    <style:style style:name="T97" style:family="text">
      <style:text-properties officeooo:rsid="012747c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b Manager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519_1091873253%20Copy%201%20Copy%203" text:style-name="Index_20_Link" text:visited-style-name="Index_20_Link"><text:s/>1 UsbChannelsManager.<text:tab/>2</text:a></text:p>
          <text:p text:style-name="P10"><text:a xlink:type="simple" xlink:href="#__RefHeading___Toc521_1091873253%20Copy%201%20Copy%202%20Copy%203" text:style-name="Index_20_Link" text:visited-style-name="Index_20_Link"><text:s/>1.1 General.<text:tab/>2</text:a></text:p>
          <text:p text:style-name="P9"><text:a xlink:type="simple" xlink:href="#__RefHeading___Toc519_1091873253%20Copy%201" text:style-name="Index_20_Link" text:visited-style-name="Index_20_Link"><text:s/>2 UsbChannelSingle.<text:tab/>3</text:a></text:p>
          <text:p text:style-name="P10"><text:a xlink:type="simple" xlink:href="#__RefHeading___Toc521_1091873253%20Copy%201%20Copy%202" text:style-name="Index_20_Link" text:visited-style-name="Index_20_Link"><text:s/>2.1 General.<text:tab/>3</text:a></text:p>
          <text:p text:style-name="P10"><text:a xlink:type="simple" xlink:href="#__RefHeading___Toc521_1091873253%20Copy%201%20Copy%202%20Copy%202%20Copy%202%20Copy%201" text:style-name="Index_20_Link" text:visited-style-name="Index_20_Link"><text:s/>2.2 Channel state.<text:tab/>4</text:a></text:p>
          <text:p text:style-name="P10"><text:a xlink:type="simple" xlink:href="#__RefHeading___Toc521_1091873253%20Copy%201%20Copy%202%20Copy%202%20Copy%202" text:style-name="Index_20_Link" text:visited-style-name="Index_20_Link"><text:s/>2.3 ‘<text:span text:style-name="T1">tick</text:span>’ action.<text:tab/>4</text:a></text:p>
          <text:p text:style-name="P9"><text:a xlink:type="simple" xlink:href="#__RefHeading___Toc519_1091873253%20Copy%201%20Copy%201" text:style-name="Index_20_Link" text:visited-style-name="Index_20_Link"><text:s/>3 UsbPortManager.<text:tab/>5</text:a></text:p>
          <text:p text:style-name="P10"><text:a xlink:type="simple" xlink:href="#__RefHeading___Toc521_1091873253%20Copy%201%20Copy%202%20Copy%201" text:style-name="Index_20_Link" text:visited-style-name="Index_20_Link"><text:s/>3.1 States.<text:tab/>5</text:a></text:p>
          <text:p text:style-name="P9"><text:a xlink:type="simple" xlink:href="#__RefHeading___Toc519_1091873253%20Copy%201%20Copy%201%20Copy%201" text:style-name="Index_20_Link" text:visited-style-name="Index_20_Link"><text:s/>4 UsbDevicesManager.<text:tab/>7</text:a></text:p>
          <text:p text:style-name="P10"><text:a xlink:type="simple" xlink:href="#__RefHeading___Toc521_1091873253%20Copy%201%20Copy%202%20Copy%201%20Copy%201" text:style-name="Index_20_Link" text:visited-style-name="Index_20_Link"><text:s/>4.1 General.<text:tab/>7</text:a></text:p>
          <text:p text:style-name="P9"><text:a xlink:type="simple" xlink:href="#__RefHeading___Toc519_1091873253%20Copy%201%20Copy%201%20Copy%201%20Copy%201" text:style-name="Index_20_Link" text:visited-style-name="Index_20_Link"><text:s/>5 UsbDeviceSingle.<text:tab/>8</text:a></text:p>
          <text:p text:style-name="P10"><text:a xlink:type="simple" xlink:href="#__RefHeading___Toc521_1091873253%20Copy%201%20Copy%202%20Copy%201%20Copy%201%20Copy%202" text:style-name="Index_20_Link" text:visited-style-name="Index_20_Link"><text:s/>5.1 General.<text:tab/>8</text:a></text:p>
          <text:p text:style-name="P10"><text:a xlink:type="simple" xlink:href="#__RefHeading___Toc521_1091873253%20Copy%201%20Copy%202%20Copy%201%20Copy%201%20Copy%201" text:style-name="Index_20_Link" text:visited-style-name="Index_20_Link"><text:s/>5.2 States.<text:tab/>8</text:a></text:p>
          <text:p text:style-name="P10"><text:a xlink:type="simple" xlink:href="#__RefHeading___Toc521_1091873253%20Copy%201%20Copy%202%20Copy%201%20Copy%201%20Copy%201%20Copy%201" text:style-name="Index_20_Link" text:visited-style-name="Index_20_Link"><text:s/>5.3 Sub-classes.<text:tab/>8</text:a></text:p>
          <text:p text:style-name="P9"><text:a xlink:type="simple" xlink:href="#__RefHeading___Toc519_1091873253%20Copy%201%20Copy%201%20Copy%201%20Copy%202" text:style-name="Index_20_Link" text:visited-style-name="Index_20_Link"><text:s/>6 Supported devices<text:tab/>9</text:a></text:p>
          <text:p text:style-name="P10"><text:a xlink:type="simple" xlink:href="#__RefHeading___Toc521_1091873253%20Copy%201%20Copy%202%20Copy%201%20Copy%201%20Copy%203" text:style-name="Index_20_Link" text:visited-style-name="Index_20_Link"><text:s/>6.1 ‘UsbDeviceSingleHub’.<text:tab/>9</text:a></text:p>
          <text:p text:style-name="P10"><text:a xlink:type="simple" xlink:href="#__RefHeading___Toc521_1091873253%20Copy%201%20Copy%202%20Copy%201%20Copy%201%20Copy%203%20Copy%201" text:style-name="Index_20_Link" text:visited-style-name="Index_20_Link"><text:s/>6.2 ‘UsbDeviceSingleHid’.<text:tab/>9</text:a></text:p>
          <text:p text:style-name="P10"><text:a xlink:type="simple" xlink:href="#__RefHeading___Toc521_1091873253%20Copy%201%20Copy%202%20Copy%201%20Copy%201%20Copy%203%20Copy%202" text:style-name="Index_20_Link" text:visited-style-name="Index_20_Link"><text:s/>6.3 ‘UsbDeviceSinglePrinter’.<text:tab/>9</text:a></text:p>
        </text:index-body>
      </text:table-of-content>
      <text:p text:style-name="P1"/>
      <text:p text:style-name="P1"/>
      <text:h text:style-name="P11" text:outline-level="1"><text:bookmark-start text:name="__RefHeading___Toc519_1091873253 Copy 1 Copy 3"/><text:span text:style-name="T17">UsbChannel</text:span><text:span text:style-name="T22">sManager</text:span><text:span text:style-name="T23">.</text:span><text:bookmark-end text:name="__RefHeading___Toc519_1091873253 Copy 1 Copy 3"/></text:h>
      <text:h text:style-name="P17" text:outline-level="2"><text:bookmark-start text:name="__RefHeading___Toc521_1091873253 Copy 1 Copy 2 Copy 3"/><text:span text:style-name="T39">General</text:span>.<text:bookmark-end text:name="__RefHeading___Toc521_1091873253 Copy 1 Copy 2 Copy 3"/></text:h>
      <text:h text:style-name="P28" text:outline-level="3">The <text:span text:style-name="T85">channels manager is the main component handling all </text:span><text:span text:style-name="T88">usb </text:span><text:span text:style-name="T85">transactions</text:span>.</text:h>
      <text:h text:style-name="P37" text:outline-level="3">Each transaction is handled by an attached channel.</text:h>
      <text:h text:style-name="P38" text:outline-level="3">Each attached channel is associated with an active ‘<text:span text:style-name="T1">UsbChannelSingle</text:span>’ object.</text:h>
      <text:h text:style-name="P39" text:outline-level="3">The code supports up to 8 <text:span text:style-name="T86">active</text:span> <text:span text:style-name="T87">(attached) </text:span>channels.</text:h>
      <text:h text:style-name="P40" text:outline-level="3">Each channel instance must be a member of a single device.</text:h>
      <text:h text:style-name="P42" text:outline-level="3">Each active channel is associated with a distinct port. A port may be associated with multiple <text:span text:style-name="T89">channels.</text:span></text:h>
      <text:h text:style-name="P44" text:outline-level="3">The channels manager holds the following usb modules -</text:h>
      <text:h text:style-name="P63" text:outline-level="4">‘<text:span text:style-name="T90">UsbPortManager’ – The (platform dependent) physical port interaction.</text:span></text:h>
      <text:h text:style-name="P64" text:outline-level="4">‘<text:span text:style-name="T90">UsbChannelsManager’ – The (chip dependent) channels transactions interfae.</text:span></text:h>
      <text:h text:style-name="P64" text:outline-level="4">‘<text:span text:style-name="T90">UsbDevicesManager’ – The system devices manager.</text:span></text:h>
      <text:h text:style-name="P43" text:outline-level="3"/>
      <text:h text:style-name="P12" text:outline-level="1"><text:bookmark-start text:name="__RefHeading___Toc519_1091873253 Copy 1"/><text:span text:style-name="T17">UsbChannel</text:span><text:span text:style-name="T19">Single</text:span><text:span text:style-name="T23">.</text:span><text:bookmark-end text:name="__RefHeading___Toc519_1091873253 Copy 1"/></text:h>
      <text:h text:style-name="P24" text:outline-level="2"><text:bookmark-start text:name="__RefHeading___Toc521_1091873253 Copy 1 Copy 2"/><text:span text:style-name="T65">General</text:span><text:span text:style-name="T61">.</text:span><text:bookmark-end text:name="__RefHeading___Toc521_1091873253 Copy 1 Copy 2"/></text:h>
      <text:h text:style-name="P29" text:outline-level="3">The channel class is a state based object.</text:h>
      <text:h text:style-name="P41" text:outline-level="3">Each channel instance must be a member of a single device.</text:h>
      <text:h text:style-name="P45" text:outline-level="3">Each active channel is associated with a distinct port. A port may be associated with multiple channels.</text:h>
      <text:h text:style-name="P46" text:outline-level="3">Channels may be of several types:</text:h>
      <text:h text:style-name="P65" text:outline-level="4"><text:span text:style-name="T14">‘UsbChannelSingleControl’ </text:span><text:span text:style-name="T91">– A special channel that implements both input and output. Each transaction has two phases. First phase is sending an 8 bytes standard control query. Second phase is receiving the device reply</text:span><text:span text:style-name="T14">.</text:span></text:h>
      <text:h text:style-name="P65" text:outline-level="4"><text:span text:style-name="T14">‘UsbChannelSingleInterrupt</text:span><text:span text:style-name="T7">In</text:span><text:span text:style-name="T14">’ </text:span><text:span text:style-name="T91">– </text:span><text:span text:style-name="T40">An input channel that queries device periodically</text:span><text:span text:style-name="T91">.</text:span></text:h>
      <text:h text:style-name="P65" text:outline-level="4"><text:span text:style-name="T14">‘UsbChannelSingle</text:span><text:span text:style-name="T6">Bulk</text:span><text:span text:style-name="T7">Out</text:span><text:span text:style-name="T14">’ </text:span><text:span text:style-name="T91">– </text:span><text:span text:style-name="T40">An output channel that sends packets to devices</text:span><text:span text:style-name="T91">.</text:span></text:h>
      <text:h text:style-name="P29" text:outline-level="3"><text:span text:style-name="T92">A state change may be triggered by an interrupt action, </text:span><text:span text:style-name="T41">a device request, or port error.</text:span></text:h>
      <text:h text:style-name="P29" text:outline-level="3"><text:span text:style-name="T93">Each transaction is initiated by the owner device. The device sets up the transaction parameters, but does not start the transaction. </text:span><text:span text:style-name="T96">T</text:span><text:span text:style-name="T95">he channels manager </text:span><text:span text:style-name="T96">is in charge of starting a transaction.</text:span></text:h>
      <text:h text:style-name="P29" text:outline-level="3"><text:span text:style-name="T93">Each channel tries to send / receive one packet each </text:span><text:span text:style-name="T53">start of </text:span><text:span text:style-name="T93">frame, until the transaction terminates.</text:span></text:h>
      <text:h text:style-name="P47" text:outline-level="3">During transaction setup, the device determines how many frames to wait before transaction initiates. This delay must be at least 1 frame.</text:h>
      <text:h text:style-name="P47" text:outline-level="3">The frame delay is a main synchronization component between the main process, and the interrupts handler.</text:h>
      <text:h text:style-name="P29" text:outline-level="3"><text:span text:style-name="T42">A device may move the channel to error state, or to detached. Error state would cause the </text:span><text:span text:style-name="T43">associated</text:span><text:span text:style-name="T42"> port to be disabled.</text:span></text:h>
      <text:p text:style-name="P8"/>
      <text:h text:style-name="P18" text:outline-level="2"><text:bookmark-start text:name="__RefHeading___Toc521_1091873253 Copy 1 Copy 2 Copy 2 Copy 2 Copy 1"/><text:soft-page-break/><text:span text:style-name="T94">Channel state</text:span><text:span text:style-name="T39">.</text:span><text:bookmark-end text:name="__RefHeading___Toc521_1091873253 Copy 1 Copy 2 Copy 2 Copy 2 Copy 1"/></text:h>
      <text:h text:style-name="P48" text:outline-level="3">Active channel state is maintained by the channels manager. It consists of physical state, as well as associated port pointer.</text:h>
      <text:h text:style-name="P48" text:outline-level="3">The ‘<text:span text:style-name="T1">UsbChannelSingle</text:span>’ object holds a reference to table in the channels manager. A non negative reference is an active channel. A value of ‘<text:span text:style-name="T1">-1</text:span>’ is a detached channel. Any value under ‘<text:span text:style-name="T1">-1</text:span>’ is considered an error state.</text:h>
      <text:h text:style-name="P49" text:outline-level="3">Channel states are as follows:</text:h>
      <text:h text:style-name="P66" text:outline-level="4">‘<text:span text:style-name="T1">USB_CHANNEL_DETACHED</text:span>‘ – <text:span text:style-name="T49">Channel is not active. (channel index is ‘-1’).</text:span></text:h>
      <text:h text:style-name="P66" text:outline-level="4">‘<text:span text:style-name="T1">USB_CHANNEL_IDLE</text:span>’ – <text:span text:style-name="T50">Channel has no active transaction.</text:span></text:h>
      <text:h text:style-name="P66" text:outline-level="4">‘<text:span text:style-name="T1">USB_CHANNEL_ACTIVE</text:span>’ – <text:span text:style-name="T50">Channel is in the middle of a</text:span><text:span text:style-name="T54">n active transaction.</text:span></text:h>
      <text:h text:style-name="P66" text:outline-level="4">‘<text:span text:style-name="T1">USB_CHANNEL_READY_IN</text:span>’ – <text:span text:style-name="T50">Channel has finished the receive action, but has not notified parent object yet. Treated as an active state.</text:span></text:h>
      <text:h text:style-name="P67" text:outline-level="4">‘<text:span text:style-name="T1">USB_CHANNEL_READY_OUT</text:span>’ - <text:span text:style-name="T50">Channel has finished the send action, but has not notified parent object yet. Treated as an active state.</text:span></text:h>
      <text:h text:style-name="P68" text:outline-level="4">‘<text:span text:style-name="T1">USB_CHANNEL_NACK</text:span>’ - <text:span text:style-name="T50">Channel has finished the receive action </text:span><text:span text:style-name="T51">with a ‘nack’ answer</text:span><text:span text:style-name="T50">, but has not notified parent object yet. Treated as an active state. </text:span><text:span text:style-name="T55">The ‘nack’ state is valid only for a receive channel, </text:span><text:span text:style-name="T56">before any data was ret</text:span><text:span text:style-name="T57">urn</text:span><text:span text:style-name="T56">ed.</text:span></text:h>
      <text:h text:style-name="P66" text:outline-level="4">‘<text:span text:style-name="T1">USB_CHANNEL_ERROR</text:span>’ – <text:span text:style-name="T52">Two cases. One is the single channel registering an error (moving the channel index to a negative number under ‘-1’), and waiting for the </text:span><text:span text:style-name="T51">channels manager to notice and detach. </text:span><text:span text:style-name="T52">The other is the channels manager notifying the single channel about an error, causing the single channel to detach </text:span><text:span text:style-name="T58">(and move immediately to detached state).</text:span></text:h>
      <text:h text:style-name="P69" text:outline-level="4" text:is-list-header="true"/>
      <text:h text:style-name="P19" text:outline-level="2"><text:bookmark-start text:name="__RefHeading___Toc521_1091873253 Copy 1 Copy 2 Copy 2 Copy 2"/><text:span text:style-name="T25">‘</text:span><text:span text:style-name="T28">tick</text:span><text:span text:style-name="T27">’ action</text:span><text:span text:style-name="T26">.</text:span><text:bookmark-end text:name="__RefHeading___Toc521_1091873253 Copy 1 Copy 2 Copy 2 Copy 2"/></text:h>
      <text:h text:style-name="P50" text:outline-level="3"><text:span text:style-name="T44">Active channel tick is invoked by the </text:span><text:span text:style-name="T8">UsbChannelsManager.</text:span></text:h>
      <text:h text:style-name="P51" text:outline-level="3">A detached channel would not invoke ‘<text:span text:style-name="T1">tick</text:span>’.</text:h>
      <text:h text:style-name="P52" text:outline-level="3">The ‘<text:span text:style-name="T9">tick</text:span><text:span text:style-name="T45">’ action</text:span> would return ‘<text:span text:style-name="T1">true</text:span>’ if all is good.</text:h>
      <text:h text:style-name="P53" text:outline-level="3">The ‘<text:span text:style-name="T9">tick</text:span><text:span text:style-name="T45">’ action</text:span> would return ‘<text:span text:style-name="T9">false</text:span>’ <text:span text:style-name="T45">on error</text:span>. <text:span text:style-name="T45">The channel would move state to detached (‘</text:span><text:span text:style-name="T9">m_channel_index</text:span><text:span text:style-name="T45">’ is set to -1).</text:span></text:h>
      <text:h text:style-name="P52" text:outline-level="3"><text:span text:style-name="T42">A</text:span>n error may happen when the channels manager notifies about a physical error, or when the device moved related channel to error state.</text:h>
      <text:h text:style-name="P27" text:outline-level="2" text:is-list-header="true"/>
      <text:p text:style-name="P4"/>
      <text:h text:style-name="P13" text:outline-level="1"><text:bookmark-start text:name="__RefHeading___Toc519_1091873253 Copy 1 Copy 1"/><text:span text:style-name="T17">Usb</text:span><text:span text:style-name="T18">PortManager</text:span><text:span text:style-name="T23">.</text:span><text:bookmark-end text:name="__RefHeading___Toc519_1091873253 Copy 1 Copy 1"/></text:h>
      <text:h text:style-name="P20" text:outline-level="2"><text:bookmark-start text:name="__RefHeading___Toc521_1091873253 Copy 1 Copy 2 Copy 1"/><text:span text:style-name="T24">States</text:span>.<text:bookmark-end text:name="__RefHeading___Toc521_1091873253 Copy 1 Copy 2 Copy 1"/></text:h>
      <text:h text:style-name="P54" text:outline-level="3">The port manager is the module that manages all the actual physical usb port.</text:h>
      <text:h text:style-name="P30" text:outline-level="3">The <text:span text:style-name="T29">port manager</text:span> is a state based object.</text:h>
      <text:h text:style-name="P55" text:outline-level="3"><text:span text:style-name="T29">All state changes are done through the main process using the ‘tick’ method, </text:span><text:span text:style-name="T46">invoked by the ‘</text:span><text:span text:style-name="T10">ModuleManagerUsb</text:span><text:span text:style-name="T46">’ object. </text:span><text:span text:style-name="T59">The state changes do not use the interrupts mechanism. We do a constant polling instead.</text:span></text:h>
      <text:h text:style-name="P31" text:outline-level="3"><text:span text:style-name="T30">State ‘</text:span><text:span text:style-name="T1">USB_PORT_POWERED_DOWN</text:span>’:</text:h>
      <text:h text:style-name="P70" text:outline-level="4">Disable the external usb power supply.</text:h>
      <text:h text:style-name="P72" text:outline-level="4">Powered down state disables the usb board power <text:span text:style-name="T37">regulator</text:span>. The usb power may remain high if <text:span text:style-name="T34">a</text:span> <text:span text:style-name="T34">connected </text:span>device has internal power source.</text:h>
      <text:h text:style-name="P73" text:outline-level="4">When entering the powered down state, commit a physical core reset.</text:h>
      <text:h text:style-name="P74" text:outline-level="4">When <text:span text:style-name="T71">leaving the powered down state</text:span>, setup the fifo queues parameters.</text:h>
      <text:h text:style-name="P75" text:outline-level="4">Power down state is active for 1 second, after which we automatically move to ‘<text:span text:style-name="T2">USB_PORT_DISCONNECTED</text:span><text:span text:style-name="T24">’</text:span></text:h>
      <text:h text:style-name="P31" text:outline-level="3"><text:span text:style-name="T30">State ‘</text:span><text:span text:style-name="T1">USB_PORT_DISCONNECTED</text:span>’:</text:h>
      <text:h text:style-name="P76" text:outline-level="4">Waits for a device connection.</text:h>
      <text:h text:style-name="P77" text:outline-level="4">When a device is connected, move state to ‘<text:span text:style-name="T2">USB_PORT_ENUMERATION_PENDING</text:span><text:span text:style-name="T24">’, </text:span>with timeout of <text:span text:style-name="T66">2</text:span>00 ms (before <text:span text:style-name="T33">initiating enumeration process</text:span>).</text:h>
      <text:h text:style-name="P78" text:outline-level="4"><text:span text:style-name="T47">If</text:span><text:span text:style-name="T32"> detecting over-current on the usb power</text:span>, move state to ‘<text:span text:style-name="T2">USB_PORT_</text:span><text:span text:style-name="T3">POWER_DOWN_PENDING</text:span><text:span text:style-name="T24">’</text:span>.</text:h>
      <text:h text:style-name="P32" text:outline-level="3"><text:span text:style-name="T30">State ‘</text:span><text:span text:style-name="T1">USB_PORT_</text:span><text:span text:style-name="T5">ENUMERATION_PENDING</text:span>’:</text:h>
      <text:h text:style-name="P81" text:outline-level="4">Enumeration pending is active for 100 ms, after which we automatically initiate the enumeration process.</text:h>
      <text:h text:style-name="P79" text:outline-level="4"><text:span text:style-name="T48">If</text:span><text:span text:style-name="T32"> detecting over-current on the usb power</text:span>, move state to ‘<text:span text:style-name="T2">USB_PORT_</text:span><text:span text:style-name="T3">POWER_DOWN_PENDING</text:span><text:span text:style-name="T24">’</text:span>.</text:h>
      <text:h text:style-name="P31" text:outline-level="3"><text:span text:style-name="T30">State ‘</text:span><text:span text:style-name="T1">USB_PORT_RESET_ACTIVE</text:span>’:</text:h>
      <text:h text:style-name="P82" text:outline-level="4">Wait for an external trigger to clear the reset signal and move to <text:span text:style-name="T31">‘</text:span><text:span text:style-name="T2">USB_PORT_CONNECTED</text:span><text:span text:style-name="T24">’ </text:span>state. <text:span text:style-name="T66">Set timeout to 200 ms.</text:span></text:h>
      <text:h text:style-name="P80" text:outline-level="4"><text:span text:style-name="T32">When detecting over-current on the usb power</text:span><text:span text:style-name="T24">, move state to ‘</text:span><text:span text:style-name="T2">USB_PORT_</text:span><text:span text:style-name="T3">POWER_DOWN_PENDING</text:span><text:span text:style-name="T24">’.</text:span></text:h>
      <text:p text:style-name="P5"/>
      <text:h text:style-name="P31" text:outline-level="3"><text:soft-page-break/><text:span text:style-name="T30">State ‘</text:span><text:span text:style-name="T1">USB_PORT_CONNECTED</text:span>’:</text:h>
      <text:h text:style-name="P83" text:outline-level="4">Wait for a channel enable signal.</text:h>
      <text:h text:style-name="P84" text:outline-level="4">If channel is enabled, move <text:span text:style-name="T35">state </text:span>to <text:span text:style-name="T30">‘</text:span><text:span text:style-name="T2">USB_PORT_ENABLED</text:span><text:span text:style-name="T24">’.</text:span></text:h>
      <text:h text:style-name="P85" text:outline-level="4">If reached connection timeout, move state to <text:span text:style-name="T24">‘</text:span><text:span text:style-name="T2">USB_PORT_</text:span><text:span text:style-name="T3">POWER_DOWN_PENDING</text:span><text:span text:style-name="T24">’.</text:span></text:h>
      <text:h text:style-name="P80" text:outline-level="4"><text:span text:style-name="T32">When detecting over-current on the usb power</text:span><text:span text:style-name="T24">, move state to ‘</text:span><text:span text:style-name="T2">USB_PORT_</text:span><text:span text:style-name="T3">POWER_DOWN_PENDING</text:span><text:span text:style-name="T24">’.</text:span></text:h>
      <text:p text:style-name="P3"/>
      <text:h text:style-name="P31" text:outline-level="3"><text:span text:style-name="T30">State ‘</text:span><text:span text:style-name="T1">USB_PORT_ENABLED</text:span>’</text:h>
      <text:h text:style-name="P86" text:outline-level="4">Important – this is the only state w<text:span text:style-name="T36">here</text:span> <text:span text:style-name="T36">the usb interrupts are active</text:span>.</text:h>
      <text:h text:style-name="P88" text:outline-level="4">When an enabled device enters a logical error state, it would physically disable the port.</text:h>
      <text:h text:style-name="P89" text:outline-level="4"><text:span text:style-name="T35">Immediately after entering</text:span> the enabled state, <text:span text:style-name="T15">unmask</text:span><text:span text:style-name="T16"> usb interrupts</text:span>.</text:h>
      <text:h text:style-name="P90" text:outline-level="4">Prior to leaving the enabled state, <text:span text:style-name="T15">mask</text:span><text:span text:style-name="T16"> usb interrupts</text:span>.</text:h>
      <text:h text:style-name="P91" text:outline-level="4">If detecting a physical disable action, move to <text:span text:style-name="T24">‘</text:span><text:span text:style-name="T2">USB_PORT_</text:span><text:span text:style-name="T3">POWER_DOWN_PENDING</text:span><text:span text:style-name="T24">’.</text:span></text:h>
      <text:h text:style-name="P80" text:outline-level="4"><text:span text:style-name="T32">When detecting over-current on the usb power</text:span><text:span text:style-name="T24">, move state to ‘</text:span><text:span text:style-name="T2">USB_PORT_</text:span><text:span text:style-name="T3">POWER_DOWN_PENDING</text:span><text:span text:style-name="T24">’.</text:span></text:h>
      <text:h text:style-name="P31" text:outline-level="3"><text:span text:style-name="T30">State ‘</text:span><text:span text:style-name="T1">USB_PORT_</text:span><text:span text:style-name="T4">POWER_DOWN_PENDING</text:span>’</text:h>
      <text:h text:style-name="P71" text:outline-level="4">Disable the external usb power <text:span text:style-name="T38">regulator</text:span>.</text:h>
      <text:h text:style-name="P92" text:outline-level="4">Disable all physical active channels.</text:h>
      <text:h text:style-name="P93" text:outline-level="4"><text:span text:style-name="T72">C</text:span>ommit a core reset action <text:span text:style-name="T72">(flushes all fifo channels).</text:span></text:h>
      <text:h text:style-name="P94" text:outline-level="4"><text:span text:style-name="T73">M</text:span>ove to <text:span text:style-name="T30">‘</text:span><text:span text:style-name="T2">USB_PORT_POWERED_DOWN</text:span><text:span text:style-name="T24">’ </text:span>with timeout of 1 second.</text:h>
      <text:h text:style-name="P61" text:outline-level="3" text:is-list-header="true"/>
      <text:h text:style-name="P14" text:outline-level="1"><text:bookmark-start text:name="__RefHeading___Toc519_1091873253 Copy 1 Copy 1 Copy 1"/><text:span text:style-name="T17">Usb</text:span><text:span text:style-name="T20">Devices</text:span><text:span text:style-name="T18">Manager</text:span><text:span text:style-name="T23">.</text:span><text:bookmark-end text:name="__RefHeading___Toc519_1091873253 Copy 1 Copy 1 Copy 1"/></text:h>
      <text:h text:style-name="P21" text:outline-level="2"><text:bookmark-start text:name="__RefHeading___Toc521_1091873253 Copy 1 Copy 2 Copy 1 Copy 1"/><text:span text:style-name="T60">General</text:span>.<text:bookmark-end text:name="__RefHeading___Toc521_1091873253 Copy 1 Copy 2 Copy 1 Copy 1"/></text:h>
      <text:h text:style-name="P33" text:outline-level="3">The <text:span text:style-name="T60">usb devices manager is the class managing all active and non active devices</text:span>.</text:h>
      <text:h text:style-name="P56" text:outline-level="3">Each usb device must be registered <text:span text:style-name="T69">with</text:span> this manager when initiating system.</text:h>
      <text:h text:style-name="P56" text:outline-level="3">The usb devices manager invokes a ‘tick’ action for each active device.</text:h>
      <text:h text:style-name="P58" text:outline-level="3">The devices manager manages all the enumeration process for new active ports, <text:span text:style-name="T75">through the ‘</text:span><text:span text:style-name="T11">UsbDeviceSingleEnumerator</text:span><text:span text:style-name="T75">’ classs.</text:span></text:h>
      <text:h text:style-name="P95" text:outline-level="4">The devices manager is the owner of ‘<text:span text:style-name="T11">UsbDeviceSingleEnumerator’.</text:span></text:h>
      <text:h text:style-name="P95" text:outline-level="4">The devices manager is the owner of ‘<text:span text:style-name="T1">UsbDeviceSingleHub</text:span>’ (we currently support only a single hub, up to 4 ports).</text:h>
      <text:h text:style-name="P87" text:outline-level="4"><text:span text:style-name="T67">The usb devices manager allocates a unique address for each new active port</text:span>.</text:h>
      <text:h text:style-name="P96" text:outline-level="4" text:is-list-header="true"/>
      <text:h text:style-name="P15" text:outline-level="1"><text:bookmark-start text:name="__RefHeading___Toc519_1091873253 Copy 1 Copy 1 Copy 1 Copy 1"/><text:span text:style-name="T17">Usb</text:span><text:span text:style-name="T20">Device</text:span><text:span text:style-name="T21">Single</text:span><text:span text:style-name="T23">.</text:span><text:bookmark-end text:name="__RefHeading___Toc519_1091873253 Copy 1 Copy 1 Copy 1 Copy 1"/></text:h>
      <text:h text:style-name="P22" text:outline-level="2"><text:bookmark-start text:name="__RefHeading___Toc521_1091873253 Copy 1 Copy 2 Copy 1 Copy 1 Copy 2"/><text:span text:style-name="T60">General</text:span>.<text:bookmark-end text:name="__RefHeading___Toc521_1091873253 Copy 1 Copy 2 Copy 1 Copy 1 Copy 2"/></text:h>
      <text:h text:style-name="P34" text:outline-level="3"><text:span text:style-name="T68">This class is the base for every active usb device</text:span>.</text:h>
      <text:h text:style-name="P59" text:outline-level="3">Each device would register with the devices manager as part of the constructor.</text:h>
      <text:h text:style-name="P59" text:outline-level="3">Each device class <text:span text:style-name="T70">participates in the</text:span> enumeration <text:span text:style-name="T70">process </text:span>by accepting <text:span text:style-name="T74">a queried</text:span> configuration, <text:span text:style-name="T70">participating in configuration, and supporting </text:span>the periodic tick action.</text:h>
      <text:h text:style-name="P59" text:outline-level="3"><text:span text:style-name="T76">Each</text:span> device <text:span text:style-name="T70">may hold any number of active channels (but at least one).</text:span></text:h>
      <text:h text:style-name="P25" text:outline-level="2"><text:bookmark-start text:name="__RefHeading___Toc521_1091873253 Copy 1 Copy 2 Copy 1 Copy 1 Copy 1"/><text:span text:style-name="T62">States</text:span><text:span text:style-name="T61">.</text:span><text:bookmark-end text:name="__RefHeading___Toc521_1091873253 Copy 1 Copy 2 Copy 1 Copy 1 Copy 1"/></text:h>
      <text:h text:style-name="P35" text:outline-level="3">‘<text:span text:style-name="T1">USB_DEVICE_SINGLE_CLOSED</text:span>’ – <text:span text:style-name="T77">The device handler is closed, and may be </text:span><text:span text:style-name="T83">associated</text:span><text:span text:style-name="T77"> to any newly enable port.</text:span></text:h>
      <text:h text:style-name="P35" text:outline-level="3">‘<text:span text:style-name="T1">USB_DEVICE_SINGLE_CONFIGURING</text:span>’ – <text:span text:style-name="T77">The device handle is </text:span><text:span text:style-name="T83">assoicated</text:span><text:span text:style-name="T77"> to a</text:span><text:span text:style-name="T78">n enabled port</text:span><text:span text:style-name="T77"> (after receiving a compat</text:span><text:span text:style-name="T78">i</text:span><text:span text:style-name="T77">ble configuration). </text:span><text:span text:style-name="T78">The object </text:span><text:span text:style-name="T80">has a unique </text:span><text:span text:style-name="T81">ep </text:span><text:span text:style-name="T80">address, and </text:span><text:span text:style-name="T78">is currently configuring the attached </text:span><text:span text:style-name="T79">device through the control channel.</text:span></text:h>
      <text:h text:style-name="P35" text:outline-level="3">‘<text:span text:style-name="T1">USB_DEVICE_SINGLE_ACTIVE</text:span>’ – <text:span text:style-name="T82">The device is active, invoking the virtual ‘</text:span><text:span text:style-name="T12">deviceTick</text:span><text:span text:style-name="T82">’ method each system tick.</text:span></text:h>
      <text:h text:style-name="P35" text:outline-level="3">‘<text:span text:style-name="T1">USB_DEVICE_SINGLE_ERROR</text:span>’ – <text:span text:style-name="T83">The device has entered the error state for some reason, and would close on the next system tick. A device may enter the error state when the associated port is disabled, when any member channel is detached, or when the attached device returned an unexpected answer.</text:span></text:h>
      <text:h text:style-name="P26" text:outline-level="2"><text:bookmark-start text:name="__RefHeading___Toc521_1091873253 Copy 1 Copy 2 Copy 1 Copy 1 Copy 1 Copy 1"/><text:span text:style-name="T62">S</text:span><text:span text:style-name="T63">ub-</text:span><text:span text:style-name="T64">c</text:span><text:span text:style-name="T63">lasses</text:span><text:span text:style-name="T61">.</text:span><text:bookmark-end text:name="__RefHeading___Toc521_1091873253 Copy 1 Copy 2 Copy 1 Copy 1 Copy 1 Copy 1"/></text:h>
      <text:h text:style-name="P60" text:outline-level="3">‘<text:span text:style-name="T1">UsbDeviceSingleHid</text:span>’ – <text:span text:style-name="T84">the hid boot devices. Either a mouse, or a keyboard.</text:span></text:h>
      <text:h text:style-name="P60" text:outline-level="3">‘<text:span text:style-name="T1">UsbDeviceSingle</text:span><text:span text:style-name="T13">Printer</text:span>’ – <text:span text:style-name="T84">A receit printer using the ESC/POS protocol.</text:span></text:h>
      <text:h text:style-name="P60" text:outline-level="3">‘<text:span text:style-name="T1">UsbDeviceSingle</text:span><text:span text:style-name="T13">Hub</text:span>’ – <text:span text:style-name="T84">Supports upto 4 hub ports. If the exist more than 4 ports, supports only ports 1 to 4.</text:span></text:h>
      <text:h text:style-name="P62" text:outline-level="3" text:is-list-header="true"/>
      <text:h text:style-name="P16" text:outline-level="1"><text:bookmark-start text:name="__RefHeading___Toc519_1091873253 Copy 1 Copy 1 Copy 1 Copy 2"/>Supported devices<text:bookmark-end text:name="__RefHeading___Toc519_1091873253 Copy 1 Copy 1 Copy 1 Copy 2"/></text:h>
      <text:h text:style-name="P23" text:outline-level="2"><text:bookmark-start text:name="__RefHeading___Toc521_1091873253 Copy 1 Copy 2 Copy 1 Copy 1 Copy 3"/>‘<text:span text:style-name="T97">UsbDeviceSingleHub’</text:span>.<text:bookmark-end text:name="__RefHeading___Toc521_1091873253 Copy 1 Copy 2 Copy 1 Copy 1 Copy 3"/></text:h>
      <text:h text:style-name="P36" text:outline-level="3">The <text:span text:style-name="T60">usb de</text:span></text:h>
      <text:h text:style-name="P23" text:outline-level="2"><text:bookmark-start text:name="__RefHeading___Toc521_1091873253 Copy 1 Copy 2 Copy 1 Copy 1 Copy 3 Copy 1"/>‘<text:span text:style-name="T97">UsbDeviceSingleHid’</text:span>.<text:bookmark-end text:name="__RefHeading___Toc521_1091873253 Copy 1 Copy 2 Copy 1 Copy 1 Copy 3 Copy 1"/></text:h>
      <text:h text:style-name="P57" text:outline-level="3">The usb de</text:h>
      <text:h text:style-name="P23" text:outline-level="2"><text:bookmark-start text:name="__RefHeading___Toc521_1091873253 Copy 1 Copy 2 Copy 1 Copy 1 Copy 3 Copy 2"/>‘<text:span text:style-name="T97">UsbDeviceSinglePrinter’</text:span>.<text:bookmark-end text:name="__RefHeading___Toc521_1091873253 Copy 1 Copy 2 Copy 1 Copy 1 Copy 3 Copy 2"/></text:h>
      <text:h text:style-name="P36" text:outline-level="3"><text:span text:style-name="T60">The usb de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3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4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0437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728in" fo:margin-right="0.48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0:59:50.084151703</meta:creation-date>
    <meta:generator>LibreOffice/7.5.5.2$Linux_X86_64 LibreOffice_project/50$Build-2</meta:generator>
    <dc:date>2023-08-17T10:03:07.428908402</dc:date>
    <meta:editing-duration>P2DT20H24M14S</meta:editing-duration>
    <meta:editing-cycles>258</meta:editing-cycles>
    <meta:print-date>2023-08-17T10:03:01.451626607</meta:print-date>
    <meta:document-statistic meta:table-count="0" meta:image-count="0" meta:object-count="0" meta:page-count="9" meta:paragraph-count="134" meta:word-count="1454" meta:character-count="9869" meta:non-whitespace-character-count="8397"/>
  </office:meta>
</office:document-meta>
</file>